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508in"/>
    </style:style>
    <style:style style:name="co2" style:family="table-column">
      <style:table-column-properties fo:break-before="auto" style:column-width="3.0799in"/>
    </style:style>
    <style:style style:name="co3" style:family="table-column">
      <style:table-column-properties fo:break-before="auto" style:column-width="2.2091in"/>
    </style:style>
    <style:style style:name="co4" style:family="table-column">
      <style:table-column-properties fo:break-before="auto" style:column-width="1.9154in"/>
    </style:style>
    <style:style style:name="co5" style:family="table-column">
      <style:table-column-properties fo:break-before="auto" style:column-width="2.393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row table:style-name="ro1">
          <table:table-cell table:style-name="ce1" office:value-type="string" calcext:value-type="string">
            <text:p>M/B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Banks</text:p>
          </table:table-cell>
          <table:table-cell table:style-name="ce1" office:value-type="string" calcext:value-type="string">
            <text:p>HDD</text:p>
          </table:table-cell>
          <table:table-cell table:style-name="ce1" office:value-type="string" calcext:value-type="string">
            <text:p>PSU</text:p>
          </table:table-cell>
          <table:table-cell table:style-name="ce3"/>
        </table:table-row>
        <table:table-row table:style-name="ro1">
          <table:table-cell office:value-type="string" calcext:value-type="string">
            <text:p><text:a xlink:href="http://support.asus.com/download/download.aspx?model=RS120-E4/PA4&amp;os=8&amp;SLanguage=en-us" xlink:type="simple">RS120-E4/PA4</text:a></text:p>
          </table:table-cell>
          <table:table-cell office:value-type="string" calcext:value-type="string">
            <text:p>C2D E6600/1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2Gb, 2x1Gb/4(8Gb)</text:p>
          </table:table-cell>
          <table:table-cell office:value-type="string" calcext:value-type="string">
            <text:p>Raid5: 230Gb/4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://www.supermicro.com/products/motherboard/xeon1333/5000P/X7DBR-3.cfm" xlink:type="simple">Supermicro X7DBR-3</text:a></text:p>
          </table:table-cell>
          <table:table-cell office:value-type="string" calcext:value-type="string">
            <text:p>Xeon E5335/2</text:p>
          </table:table-cell>
          <table:table-cell office:value-type="string" calcext:value-type="string">
            <text:p>667 (1.5ns)</text:p>
          </table:table-cell>
          <table:table-cell office:value-type="string" calcext:value-type="string">
            <text:p>16Gb, 4x4Gb/8(32Gb) </text:p>
            <text:p>(4xM395T5160QZ4-CE66)</text:p>
          </table:table-cell>
          <table:table-cell office:value-type="string" calcext:value-type="string">
            <text:p>D0: Seagate ST3500320AS 500gb </text:p>
            <text:p>D1: Seagate ST3500320NS 500gb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://www.intel.com/Products/Server/Motherboards/S3420GP/S3420GP-specifications.htm" xlink:type="simple">Intel S3420GPL</text:a></text:p>
          </table:table-cell>
          <table:table-cell office:value-type="string" calcext:value-type="string">
            <text:p>Xeon x3470/1</text:p>
          </table:table-cell>
          <table:table-cell office:value-type="string" calcext:value-type="string">
            <text:p>800 (1.2ns)</text:p>
          </table:table-cell>
          <table:table-cell office:value-type="string" calcext:value-type="string">
            <text:p>16Gb, 4x4Gb/6(32Gb)</text:p>
          </table:table-cell>
          <table:table-cell office:value-type="string" calcext:value-type="string">
            <text:p>D0:WD WDC WD1002FBYS-0 1Tb </text:p>
            <text:p>D1:WD WDC WD1002FBYS-0 1Tb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://www.intel.com/Products/Server/Motherboards/S3420GP/S3420GP-specifications.htm" xlink:type="simple">Intel S3420GPL</text:a></text:p>
          </table:table-cell>
          <table:table-cell office:value-type="string" calcext:value-type="string">
            <text:p>Xeon x3470/1</text:p>
          </table:table-cell>
          <table:table-cell office:value-type="string" calcext:value-type="string">
            <text:p>800 (1.2ns)</text:p>
          </table:table-cell>
          <table:table-cell office:value-type="string" calcext:value-type="string">
            <text:p>16Gb, 4x4Gb/6(32Gb)</text:p>
          </table:table-cell>
          <table:table-cell office:value-type="string" calcext:value-type="string">
            <text:p>D0: Seagate ST3500320 500gb</text:p>
            <text:p>D1: Seagate ST3500320 500gb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://download.intel.com/support/motherboards/server/s5400sf/sb/s5400sf_tps_r2_02.pdf" xlink:type="simple">Intel s5400SF</text:a></text:p>
          </table:table-cell>
          <table:table-cell office:value-type="string" calcext:value-type="string">
            <text:p>Xeon E5405 </text:p>
            <text:p>Xeon E5405/2</text:p>
          </table:table-cell>
          <table:table-cell office:value-type="string" calcext:value-type="string">
            <text:p>667 (1.5ns)</text:p>
          </table:table-cell>
          <table:table-cell office:value-type="string" calcext:value-type="string">
            <text:p>16Gb, 8x2Gb/16(128Gb+0?) </text:p>
            <text:p>8xSamsung T667FB2G4</text:p>
          </table:table-cell>
          <table:table-cell office:value-type="string" calcext:value-type="string">
            <text:p>D0:Samsung HD753LJ 750gb </text:p>
            <text:p>D1:Samsung HD753LJ 750gb</text:p>
          </table:table-cell>
          <table:table-cell office:value-type="string" calcext:value-type="string">
            <text:p>TDPS-600CB C</text:p>
          </table:table-cell>
          <table:table-cell/>
        </table:table-row>
        <table:table-row table:style-name="ro3">
          <table:table-cell office:value-type="string" calcext:value-type="string">
            <text:p><text:a xlink:href="http://www.intel.com/Products/Server/Motherboards/S5500BC/S5500BC-specifications.htm" xlink:type="simple">Intel S5500BC</text:a></text:p>
          </table:table-cell>
          <table:table-cell office:value-type="string" calcext:value-type="string">
            <text:p>Xeon E5620 </text:p>
            <text:p>Xeon E5620/2</text:p>
          </table:table-cell>
          <table:table-cell office:value-type="string" calcext:value-type="string">
            <text:p>1067 (0.9ns)</text:p>
          </table:table-cell>
          <table:table-cell office:value-type="string" calcext:value-type="string">
            <text:p>32Gb, 8x4Gb/8(16Gb+16Gb)  (hynix 4gb 2rx8 pc3-10600r-9-10-b0 dve), 2x samsung 4gb2r8pc3-10600r-09-10-b0-d2, 2x kingston kvr1066d3q8f7s/gi</text:p>
          </table:table-cell>
          <table:table-cell office:value-type="string" calcext:value-type="string">
            <text:p>D0:WD WDC WD5002ABYS-0 500gb </text:p>
            <text:p>D1:WD WDC WD5002ABYS-0 500gb</text:p>
          </table:table-cell>
          <table:table-cell office:value-type="string" calcext:value-type="string">
            <text:p>TDPS-400CB A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intel.com/Products/Server/Motherboards/S5500BC/S5500BC-specifications.htm" xlink:type="simple">Intel S5500BC</text:a></text:p>
          </table:table-cell>
          <table:table-cell office:value-type="string" calcext:value-type="string">
            <text:p>Xeon E5520 </text:p>
            <text:p>Xeon E5520/2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32Gb, 8x4Gb/8(16Gb+16Gb)  (kingston KVR1333D3D8R9S/4GI)</text:p>
          </table:table-cell>
          <table:table-cell office:value-type="string" calcext:value-type="string">
            <text:p>D0:WD WDC WD5002ABYS-0 500gb </text:p>
            <text:p>D1:WD WDC WD5002ABYS-0 500gb</text:p>
          </table:table-cell>
          <table:table-cell office:value-type="string" calcext:value-type="string">
            <text:p>psu: tdps-400cb a revision 01f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intel.com/Products/Server/Motherboards/S3420GP/S3420GP-specifications.htm" xlink:type="simple">Intel S3420GPL</text:a></text:p>
          </table:table-cell>
          <table:table-cell office:value-type="string" calcext:value-type="string">
            <text:p>XEON X3470/1</text:p>
          </table:table-cell>
          <table:table-cell office:value-type="string" calcext:value-type="string">
            <text:p>800 (1.2ns)</text:p>
          </table:table-cell>
          <table:table-cell office:value-type="string" calcext:value-type="string">
            <text:p>16Gb, 4x4Gb/6(32Gb)</text:p>
          </table:table-cell>
          <table:table-cell office:value-type="string" calcext:value-type="string">
            <text:p>D0:SAMSUNG HD322HJ 320Gb </text:p>
            <text:p>D1:SAMSUNG HD322HJ 320Gb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://www.intel.com/Products/Server/Motherboards/S3420GP/S3420GP-specifications.htm" xlink:type="simple">Intel S3420GPL</text:a></text:p>
          </table:table-cell>
          <table:table-cell office:value-type="string" calcext:value-type="string">
            <text:p>XEON X3470/1</text:p>
          </table:table-cell>
          <table:table-cell office:value-type="string" calcext:value-type="string">
            <text:p>800 (1.2ns)</text:p>
          </table:table-cell>
          <table:table-cell office:value-type="string" calcext:value-type="string">
            <text:p>16Gb, 4x4Gb/6(32Gb) </text:p>
            <text:p>(4xkvr1066d3q8r7s/4gi) </text:p>
          </table:table-cell>
          <table:table-cell office:value-type="string" calcext:value-type="string">
            <text:p>D0:SAMSUNG HD322HJ 320Gb </text:p>
            <text:p>D1:SAMSUNG HD322HJ 320Gb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://www.intel.com/Products/Server/Motherboards/S3420GP/S3420GP-specifications.htm" xlink:type="simple">Intel S3420GPL</text:a></text:p>
          </table:table-cell>
          <table:table-cell office:value-type="string" calcext:value-type="string">
            <text:p>XEON X3470/1</text:p>
          </table:table-cell>
          <table:table-cell office:value-type="string" calcext:value-type="string">
            <text:p>800 (1.2ns)</text:p>
          </table:table-cell>
          <table:table-cell office:value-type="string" calcext:value-type="string">
            <text:p>16Gb, 4x4Gb/6(32Gb)</text:p>
          </table:table-cell>
          <table:table-cell office:value-type="string" calcext:value-type="string">
            <text:p>D0:SAMSUNG HD322HJ 320Gb </text:p>
            <text:p>D1:SAMSUNG HD322HJ 320Gb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a xlink:href="http://www.intel.com/Products/Server/Motherboards/S5500BC/S5500BC-specifications.htm" xlink:type="simple">Intel S5500BC</text:a></text:p>
          </table:table-cell>
          <table:table-cell office:value-type="string" calcext:value-type="string">
            <text:p>Xeon E5520 </text:p>
            <text:p>Xeon E5520/2</text:p>
          </table:table-cell>
          <table:table-cell office:value-type="string" calcext:value-type="string">
            <text:p>1067 (0.9ns)</text:p>
          </table:table-cell>
          <table:table-cell office:value-type="string" calcext:value-type="string">
            <text:p>32Gb 8x4Gb/8 KVR1333D3D8R9S/4G</text:p>
          </table:table-cell>
          <table:table-cell office:value-type="string" calcext:value-type="string">
            <text:p>D0:WD WD1601ABYS-0 164Gb </text:p>
            <text:p>D1:WD WD1601ABYS-0 164Gb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://www.intel.com/Products/Server/Motherboards/S5500BC/S5500BC-specifications.htm" xlink:type="simple">Intel S5500BC</text:a></text:p>
          </table:table-cell>
          <table:table-cell office:value-type="string" calcext:value-type="string">
            <text:p>Xeon E5520 </text:p>
            <text:p>Xeon E5520/2</text:p>
          </table:table-cell>
          <table:table-cell office:value-type="string" calcext:value-type="string">
            <text:p>1067 (0.9ns)</text:p>
          </table:table-cell>
          <table:table-cell office:value-type="string" calcext:value-type="string">
            <text:p>16Gb, 4x4Gb/8(16Gb+16Gb)</text:p>
          </table:table-cell>
          <table:table-cell office:value-type="string" calcext:value-type="string">
            <text:p>D0:SEAGATE ST3250310NS 250gb </text:p>
            <text:p>D1: SEAGATE ST3250310NS 250gb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a xlink:href="http://www.supermicro.com/products/motherboard/Xeon3000/X58/X8STi.cfm" xlink:type="simple">Supermicro X8STi</text:a></text:p>
          </table:table-cell>
          <table:table-cell office:value-type="string" calcext:value-type="string">
            <text:p>Intel i7 920/1</text:p>
          </table:table-cell>
          <table:table-cell office:value-type="string" calcext:value-type="string">
            <text:p>1333 (0.8ns)</text:p>
          </table:table-cell>
          <table:table-cell office:value-type="string" calcext:value-type="string">
            <text:p>16Gb, 2x4Gb+4x2Gb/6(24Gb) </text:p>
            <text:p>SuperTalent 4gb T667FB4G4S </text:p>
            <text:p>SuperTalent 2gb T667FB2G4</text:p>
          </table:table-cell>
          <table:table-cell office:value-type="string" calcext:value-type="string">
            <text:p>D0:Seagate ST3250310NS 250gb </text:p>
            <text:p>D1: WD WDC WD2502ABYS-0 251G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://www.tyan.com/archive/products/html/thunderk8w.html" xlink:type="simple">Tyan S2885</text:a></text:p>
          </table:table-cell>
          <table:table-cell office:value-type="string" calcext:value-type="string">
            <text:p>Opteron 246 HE </text:p>
            <text:p>Opteron 246 HE/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Gb, 4x0.5Gb/8(8Gb+8Gb)</text:p>
          </table:table-cell>
          <table:table-cell office:value-type="string" calcext:value-type="string">
            <text:p>WDC WD2500SD-01KCC0 </text:p>
            <text:p>SAMSUNG SP1213C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a xlink:href="http://ark.intel.com/products/22640/Intel-Desktop-Board-DP965LT" xlink:type="simple">http://ark.intel.com/products/22640/Intel-Desktop-Board-DP965LT</text:a><text:a xlink:href="http://ark.intel.com/products/22640/Intel-Desktop-Board-DP965LT" xlink:type="simple">Intel DP965LT</text:a> </text:p>
            <text:p><text:a xlink:href="http://www.gigabyte.com/products/product-page.aspx?pid=4383&amp;dl=#sp" xlink:type="simple">Gigabyte F2A85XM-D3H</text:a></text:p>
          </table:table-cell>
          <table:table-cell office:value-type="string" calcext:value-type="string">
            <text:p>AMD A8-5500</text:p>
          </table:table-cell>
          <table:table-cell office:value-type="string" calcext:value-type="string">
            <text:p>533MHz (1.9ns) </text:p>
          </table:table-cell>
          <table:table-cell office:value-type="string" calcext:value-type="string">
            <text:p>2x8Gb/4(32Gb)</text:p>
          </table:table-cell>
          <table:table-cell office:value-type="string" calcext:value-type="string">
            <text:p>4x TOSHIBA DT01ACA200 </text:p>
            <text:p/>
            <text:p>4xST2000DL003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://www.intel.com/cd/channel/reseller/apac/eng/products/server/boards/dp/se7520bd2/feature/index.htm" xlink:type="simple">Intel SE7520BD2SCSID2</text:a></text:p>
          </table:table-cell>
          <table:table-cell office:value-type="string" calcext:value-type="string">
            <text:p>Intel Xeon 3.00 </text:p>
            <text:p>Intel Xeon 3.00/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Gb, 8x0.5Gb/8(16Gb)</text:p>
          </table:table-cell>
          <table:table-cell office:value-type="string" calcext:value-type="string">
            <text:p>Raid5 150Gb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://www.intel.com/cd/channel/reseller/apac/eng/products/server/boards/dp/se7520bd2/feature/index.htm" xlink:type="simple">Intel SE7520BD2SCSID2</text:a></text:p>
          </table:table-cell>
          <table:table-cell office:value-type="string" calcext:value-type="string">
            <text:p>Intel Xeon 3.00 </text:p>
            <text:p>Intel Xeon 3.00/2</text:p>
          </table:table-cell>
          <table:table-cell office:value-type="string" calcext:value-type="string">
            <text:p>400(2.5ns)</text:p>
          </table:table-cell>
          <table:table-cell office:value-type="string" calcext:value-type="string">
            <text:p>4Gb, 2x2Gb/8(16Gb)</text:p>
          </table:table-cell>
          <table:table-cell office:value-type="string" calcext:value-type="string">
            <text:p>D0: Maxtor 6V080E0 </text:p>
            <text:p>D1: Maxtor 6V080E0 /2</text:p>
          </table:table-cell>
          <table:table-cell table:style-name="Default"/>
          <table:table-cell/>
        </table:table-row>
        <table:table-row table:style-name="ro5">
          <table:table-cell office:value-type="string" calcext:value-type="string">
            <text:p><text:a xlink:href="http://www.intel.com/cd/channel/reseller/apac/eng/products/server/boards/dp/s5000vsa/feature/index.htm" xlink:type="simple">Intel S5000VSA</text:a></text:p>
          </table:table-cell>
          <table:table-cell office:value-type="string" calcext:value-type="string">
            <text:p>Intel Xeon 5120 </text:p>
            <text:p>Intel Xeon 5120/2</text:p>
          </table:table-cell>
          <table:table-cell office:value-type="string" calcext:value-type="string">
            <text:p>667 (1.5ns)</text:p>
          </table:table-cell>
          <table:table-cell office:value-type="string" calcext:value-type="string">
            <text:p>12Gb, 4x2Gb+4x1Gb/8(16Gb) </text:p>
            <text:p>2xKVR667D2D4F5/2G </text:p>
            <text:p>2xKVR667D2D8F5/2GI </text:p>
            <text:p>2xKVR533D2D8F4/1GI </text:p>
            <text:p>2xKVR533D2D8F4/1G</text:p>
          </table:table-cell>
          <table:table-cell office:value-type="string" calcext:value-type="string">
            <text:p> 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://www.intel.com/cd/channel/reseller/apac/eng/products/server/boards/discontinued/se7320sp2/feature/index.htm" xlink:type="simple">Intel SE7320SP2</text:a></text:p>
          </table:table-cell>
          <table:table-cell office:value-type="string" calcext:value-type="string">
            <text:p>Intel Xeon 3.00 </text:p>
            <text:p>Intel Xeon 3.00/2</text:p>
          </table:table-cell>
          <table:table-cell office:value-type="string" calcext:value-type="string">
            <text:p>333 (3.0ns)</text:p>
          </table:table-cell>
          <table:table-cell office:value-type="string" calcext:value-type="string">
            <text:p>8Gb, 4x2Gb/4(8Gb)</text:p>
          </table:table-cell>
          <table:table-cell office:value-type="string" calcext:value-type="string">
            <text:p>D0: WD740GD-00FLC0 </text:p>
            <text:p>D1: WD740GD-00FLC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a xlink:href="http://downloadmirror.intel.com/15138/eng/D945PVS_TechProdSpec.pdf" xlink:type="simple">V</text:a>irtual</text:p>
          </table:table-cell>
          <table:table-cell office:value-type="string" calcext:value-type="string">
            <text:p>Xeon 2.4/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Gb, 2x1Gb+2x0.5Gb/4(4Gb)</text:p>
          </table:table-cell>
          <table:table-cell office:value-type="string" calcext:value-type="string">
            <text:p>D0: Samsung PS2504C 250Gb</text:p>
          </table:table-cell>
          <table:table-cell table:style-name="Default"/>
          <table:table-cell/>
        </table:table-row>
        <table:table-row table:style-name="ro1">
          <table:table-cell table:number-columns-repeated="5" office:value-type="string" calcext:value-type="string">
            <text:p> </text:p>
          </table:table-cell>
          <table:table-cell table:style-name="Default"/>
          <table:table-cell/>
        </table:table-row>
        <table:table-row table:style-name="ro5">
          <table:table-cell office:value-type="string" calcext:value-type="string">
            <text:p><text:a xlink:href="http://h10010.www1.hp.com/wwpc/za/en/sm/WF06a/15351-15351-241434-3328424-3328424-3580609.html" xlink:type="simple">HP Proliant 150-G5</text:a></text:p>
          </table:table-cell>
          <table:table-cell office:value-type="string" calcext:value-type="string">
            <text:p>Xeon e5420/2</text:p>
          </table:table-cell>
          <table:table-cell office:value-type="string" calcext:value-type="string">
            <text:p>667 (1.5ns)</text:p>
          </table:table-cell>
          <table:table-cell office:value-type="string" calcext:value-type="string">
            <text:p>6Gb, 2x2Gb+2x1Gb/6(16Gb) </text:p>
            <text:p>2xKingstonKTH-XW9400k2/4GB</text:p>
            <text:p>2xSamsung 1Rx4PC2-5300P-555-12-h3</text:p>
          </table:table-cell>
          <table:table-cell office:value-type="string" calcext:value-type="string">
            <text:p>D0: WD WDC WD2000JA-00H 200gb </text:p>
            <text:p>D1: WD WDC WD2000JA-00H 200gb</text:p>
          </table:table-cell>
          <table:table-cell office:value-type="string" calcext:value-type="string">
            <text:p>TDPS-650BB B rev:00F</text:p>
          </table:table-cell>
          <table:table-cell/>
        </table:table-row>
        <table:table-row table:style-name="ro1">
          <table:table-cell office:value-type="string" calcext:value-type="string">
            <text:p>P5GL-MX</text:p>
          </table:table-cell>
          <table:table-cell office:value-type="string" calcext:value-type="string">
            <text:p>P4 2.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.5, 1x0.5+1x1/4(2Gb?)</text:p>
          </table:table-cell>
          <table:table-cell office:value-type="string" calcext:value-type="string">
            <text:p>SAMSUNG HD082GJ 80Gb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asus.com/product.aspx?P_ID=BcnnZhKxoh65jfIC" xlink:type="simple">Asus P5E-VM DO</text:a></text:p>
          </table:table-cell>
          <table:table-cell office:value-type="string" calcext:value-type="string">
            <text:p>C2D e4500/1</text:p>
          </table:table-cell>
          <table:table-cell office:value-type="string" calcext:value-type="string">
            <text:p>800 (1.2ns)</text:p>
          </table:table-cell>
          <table:table-cell office:value-type="string" calcext:value-type="string">
            <text:p>8Gb, 4x2Gb/4(8Gb)</text:p>
          </table:table-cell>
          <table:table-cell office:value-type="string" calcext:value-type="string">
            <text:p>D0: Samsung HD321KJ 320Gb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table:number-columns-repeated="6"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supermicro.com/products/motherboard/QPI/5500/X8DTL-iF.cfm" xlink:type="simple">Supermicro X8DTL</text:a></text:p>
          </table:table-cell>
          <table:table-cell office:value-type="string" calcext:value-type="string">
            <text:p>Xeon E5640 </text:p>
            <text:p>Xeon E5640/2</text:p>
          </table:table-cell>
          <table:table-cell office:value-type="string" calcext:value-type="string">
            <text:p>1066(0.9)</text:p>
          </table:table-cell>
          <table:table-cell office:value-type="string" calcext:value-type="string">
            <text:p>32Gb 4x8Gb/6(24Gb+24gb) </text:p>
            <text:p>9965525-026.A00LF </text:p>
          </table:table-cell>
          <table:table-cell office:value-type="string" calcext:value-type="string">
            <text:p>2xG-ST3500514NS 500Gb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supermicro.com/products/motherboard/QPI/5500/X8DTL-iF.cfm" xlink:type="simple">Supermicro X8DTL</text:a></text:p>
          </table:table-cell>
          <table:table-cell office:value-type="string" calcext:value-type="string">
            <text:p>Xeon E5520 </text:p>
            <text:p>Xeon E5520/2</text:p>
          </table:table-cell>
          <table:table-cell office:value-type="string" calcext:value-type="string">
            <text:p>1066(0.9)</text:p>
          </table:table-cell>
          <table:table-cell office:value-type="string" calcext:value-type="string">
            <text:p>32Gb 4x8Gb/6(24Gb+24Gb) </text:p>
            <text:p>CT102472BB1339</text:p>
          </table:table-cell>
          <table:table-cell office:value-type="string" calcext:value-type="string">
            <text:p>2xG-ST3500514NS 500Gb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<text:a xlink:href="http://download.intel.com/support/motherboards/server/s5400sf/sb/s5400sf_tps_r2_02.pdf" xlink:type="simple">Intel s5400SF</text:a></text:p>
          </table:table-cell>
          <table:table-cell office:value-type="string" calcext:value-type="string">
            <text:p>Xeon E5405 </text:p>
            <text:p>Xeon E5405/2</text:p>
          </table:table-cell>
          <table:table-cell office:value-type="string" calcext:value-type="string">
            <text:p>677(1.5)</text:p>
          </table:table-cell>
          <table:table-cell office:value-type="string" calcext:value-type="string">
            <text:p>8Gb 4x2Gb/16(128Gb+0?)</text:p>
          </table:table-cell>
          <table:table-cell office:value-type="string" calcext:value-type="string">
            <text:p>D0:WD WDC WD3202ABYS-0 320gb </text:p>
            <text:p>D1WD WDC WD3202ABYS-0 320gb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intel.com/products/server/motherboards/s5500wb/s5500wb-overview.htm" xlink:type="simple">Intel S5500WB</text:a></text:p>
          </table:table-cell>
          <table:table-cell office:value-type="string" calcext:value-type="string">
            <text:p>Xeon E5640 /2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16gb 4x4gb/8(64Gb+64Gb) (kvr1066d3q8r7s/4gi)</text:p>
          </table:table-cell>
          <table:table-cell office:value-type="string" calcext:value-type="string">
            <text:p>2xWDC WD5003ABYX 9500gb)</text:p>
          </table:table-cell>
          <table:table-cell office:value-type="string" calcext:value-type="string">
            <text:p>DPS -650SB B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msi.com/product/mb/KT4AV.html" xlink:type="simple">MSI KT4AV-L</text:a></text:p>
          </table:table-cell>
          <table:table-cell office:value-type="string" calcext:value-type="string">
            <text:p>Athlon XP 1700+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Gb 1x0.5Gb/3 (3Gb)</text:p>
          </table:table-cell>
          <table:table-cell office:value-type="string" calcext:value-type="string">
            <text:p>2xST2000DL003-9VT1 2TB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<text:a xlink:href="http://i.dell.com/sites/doccontent/business/solutions/engineering-docs/en/Documents/R410-TechGuide-10192010rev2-final.pdf" xlink:type="simple">Dell PowerEdge R410</text:a></text:p>
          </table:table-cell>
          <table:table-cell office:value-type="string" calcext:value-type="string">
            <text:p>Xeon E5606/2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32Gb 4x8Gb /8 (hmt31gr7bfr4a-h9)</text:p>
          </table:table-cell>
          <table:table-cell office:value-type="string" calcext:value-type="string">
            <text:p>2x WD2502ABYS-1 </text:p>
            <text:p>250 Gb</text:p>
          </table:table-cell>
          <table:table-cell office:value-type="string" calcext:value-type="string">
            <text:p>D480E-S0</text:p>
          </table:table-cell>
          <table:table-cell/>
        </table:table-row>
        <table:table-row table:style-name="ro2">
          <table:table-cell office:value-type="string" calcext:value-type="string">
            <text:p><text:a xlink:href="http://i.dell.com/sites/doccontent/business/solutions/engineering-docs/en/Documents/R410-TechGuide-10192010rev2-final.pdf" xlink:type="simple">Dell PowerEdge R410</text:a></text:p>
          </table:table-cell>
          <table:table-cell office:value-type="string" calcext:value-type="string">
            <text:p>Xeon E5620 </text:p>
            <text:p>Xeon E5620/2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64Gb 8x8Gb/8 (htm31gr7bfr4a-h9)</text:p>
          </table:table-cell>
          <table:table-cell office:value-type="string" calcext:value-type="string">
            <text:p>WD10EARS-00Y </text:p>
            <text:p>WD1003FBYX-1</text:p>
          </table:table-cell>
          <table:table-cell office:value-type="string" calcext:value-type="string">
            <text:p>D480E-S0</text:p>
          </table:table-cell>
          <table:table-cell/>
        </table:table-row>
        <table:table-row table:style-name="ro2">
          <table:table-cell office:value-type="string" calcext:value-type="string">
            <text:p><text:a xlink:href="ftp://ftp.dell.com/Manuals/all-products/esuprt_ser_stor_net/esuprt_poweredge/poweredge-r210-2_Setup%20Guide_en-us.pdf" xlink:type="simple">Dell PowerEgde R210</text:a></text:p>
          </table:table-cell>
          <table:table-cell office:value-type="string" calcext:value-type="string">
            <text:p>Xeon E31230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4Gb 2x2Gb/4 (1rx8 pc3l-1066e-9-11-d0)</text:p>
          </table:table-cell>
          <table:table-cell office:value-type="string" calcext:value-type="string">
            <text:p>WD5003ABYX-1 </text:p>
            <text:p>ST500DM002-1BD14</text:p>
          </table:table-cell>
          <table:table-cell office:value-type="string" calcext:value-type="string">
            <text:p>Dell N250E-S0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cisco.com/en/US/docs/unified_computing/ucs/c/hw/C200M1/install/C200M1.pdf" xlink:type="simple">Cisco C200 M2</text:a></text:p>
          </table:table-cell>
          <table:table-cell office:value-type="string" calcext:value-type="string">
            <text:p>E5620/2 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24Gb 2x8Gb+2x4Gb/6 (2xKVR1333D3Q8R9S/8G </text:p>
            <text:p>2xM393B5170FH0-YH9)</text:p>
          </table:table-cell>
          <table:table-cell office:value-type="string" calcext:value-type="string">
            <text:p>2x WD5003ABYX 500Gb/4-HS</text:p>
          </table:table-cell>
          <table:table-cell office:value-type="string" calcext:value-type="string">
            <text:p>R2X0-PSU2-650W-SB?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cisco.com/en/US/docs/unified_computing/ucs/c/hw/C200M1/install/C200M1.pdf" xlink:type="simple">Cisco C200 M2</text:a></text:p>
          </table:table-cell>
          <table:table-cell office:value-type="string" calcext:value-type="string">
            <text:p>E5620/2 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48Gb 2x16Gb (2xKVR1333D3D4R9S/16G) + 2x8Gb</text:p>
          </table:table-cell>
          <table:table-cell office:value-type="string" calcext:value-type="string">
            <text:p>2x WD5003ABYX 500Gb/4-HS </text:p>
          </table:table-cell>
          <table:table-cell office:value-type="string" calcext:value-type="string">
            <text:p>R2X0-PSU2-650W-SB?</text:p>
          </table:table-cell>
          <table:table-cell/>
        </table:table-row>
        <table:table-row table:style-name="ro2">
          <table:table-cell office:value-type="string" calcext:value-type="string">
            <text:p><text:a xlink:href="http://i.dell.com/sites/doccontent/business/solutions/engineering-docs/en/Documents/R410-TechGuide-10192010rev2-final.pdf" xlink:type="simple">Dell PowerEdge R410</text:a></text:p>
          </table:table-cell>
          <table:table-cell office:value-type="string" calcext:value-type="string">
            <text:p>X5660/2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32Gb 8x4Gb/8 (64Gb+64Gb) (8xM391B5273CH0-YH9)</text:p>
          </table:table-cell>
          <table:table-cell office:value-type="string" calcext:value-type="string">
            <text:p>2xST3300657SS</text:p>
          </table:table-cell>
          <table:table-cell office:value-type="string" calcext:value-type="string">
            <text:p>D480E-S0</text:p>
          </table:table-cell>
          <table:table-cell/>
        </table:table-row>
        <table:table-row table:style-name="ro2">
          <table:table-cell office:value-type="string" calcext:value-type="string">
            <text:p>Intel  </text:p>
            <text:p>S1200BTL</text:p>
          </table:table-cell>
          <table:table-cell office:value-type="string" calcext:value-type="string">
            <text:p>E31220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16Gb 2x8Gb (32 GB)</text:p>
          </table:table-cell>
          <table:table-cell office:value-type="string" calcext:value-type="string">
            <text:p>2xWDC WD1003FBYX-01Y7B1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<text:a xlink:href="ftp://ftp.dell.com/Manuals/all-products/esuprt_ser_stor_net/esuprt_poweredge/poweredge-r210-2_Setup%20Guide_en-us.pdf" xlink:type="simple">Dell PowerEdge R210 II</text:a></text:p>
          </table:table-cell>
          <table:table-cell office:value-type="string" calcext:value-type="string">
            <text:p>E31220/4 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32Gb 4x8Gb (32Gb) (4xM391B1G73BH0-YH9)</text:p>
          </table:table-cell>
          <table:table-cell office:value-type="string" calcext:value-type="string">
            <text:p>2xST1000NM0011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<text:a xlink:href="ftp://ftp.dell.com/Manuals/all-products/esuprt_ser_stor_net/esuprt_poweredge/poweredge-r210-2_Setup%20Guide_en-us.pdf" xlink:type="simple">Dell PowerEdge R210 II</text:a></text:p>
          </table:table-cell>
          <table:table-cell office:value-type="string" calcext:value-type="string">
            <text:p>E31220/4 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32Gb 4x8Gb (32Gb) (4xM391B1G73BH0-YH9) </text:p>
          </table:table-cell>
          <table:table-cell table:number-columns-repeated="2"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<text:a xlink:href="ftp://ftp.dell.com/Manuals/all-products/esuprt_ser_stor_net/esuprt_poweredge/poweredge-r210-2_Setup%20Guide_en-us.pdf" xlink:type="simple">Dell PowerEdge R210 II</text:a></text:p>
          </table:table-cell>
          <table:table-cell office:value-type="string" calcext:value-type="string">
            <text:p>E31220/4 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32Gb 4x8Gb (32Gb) (4xM391B1G73BH0-YH9) </text:p>
          </table:table-cell>
          <table:table-cell table:number-columns-repeated="2"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dell.com/us/enterprise/p/poweredge-r320/pd" xlink:type="simple">Dell PowerEdge R320</text:a></text:p>
          </table:table-cell>
          <table:table-cell office:value-type="string" calcext:value-type="string">
            <text:p>E5-2407/4  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48Gb 3x16Gb(192Gb) (3xKVR16R11D4/16)</text:p>
          </table:table-cell>
          <table:table-cell table:number-columns-repeated="2" office:value-type="string" calcext:value-type="string">
            <text:p> 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dell.com/us/enterprise/p/poweredge-r620/pd" xlink:type="simple">Dell PowerEdge R620</text:a></text:p>
            <text:p><text:a xlink:href="http://www.dell.com/support/troubleshooting/us/en/555/servicetag/2lky7x1" xlink:type="simple">Dell PowerEdge R620</text:a></text:p>
          </table:table-cell>
          <table:table-cell office:value-type="string" calcext:value-type="string">
            <text:p> 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64Gb 4x16Gb(768Gb) (3xKVR16R11d4/16)(1xM393B2G70BH0)</text:p>
          </table:table-cell>
          <table:table-cell office:value-type="string" calcext:value-type="string">
            <text:p>5xST91000640SS</text:p>
          </table:table-cell>
          <table:table-cell office:value-type="string" calcext:value-type="string">
            <text:p>2xDell E16S</text:p>
          </table:table-cell>
          <table:table-cell/>
        </table:table-row>
        <table:table-row table:style-name="ro2">
          <table:table-cell office:value-type="string" calcext:value-type="string">
            <text:p>MSI Z77A-G45</text:p>
          </table:table-cell>
          <table:table-cell office:value-type="string" calcext:value-type="string">
            <text:p>i7-3770 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16Gb 2x8Gb(32/4) (AD3U1600W8G11-S)</text:p>
          </table:table-cell>
          <table:table-cell office:value-type="string" calcext:value-type="string">
            <text:p>1xST500DM002-1BD142</text:p>
          </table:table-cell>
          <table:table-cell office:value-type="string" calcext:value-type="string">
            <text:p> 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 style:data-style-name="N2" text:time-value="16:34:35.7275920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6T13:53:25</meta:creation-date>
    <dc:date>2016-01-25T16:34:48.370938285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246" meta:object-count="0"/>
  </office:meta>
</office:document-meta>
</file>